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54ed6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54ed6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54ed6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4ed6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54ed66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5596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5596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5596ff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4ed66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54ed66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54ed66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54ed66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4ed66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54ed66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54ed66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54ed66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6edbf" officeooo:paragraph-rsid="0054ed66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8db67" officeooo:paragraph-rsid="0054ed66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54ed66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5596f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5596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b30d7" officeooo:paragraph-rsid="0056ac8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db6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8c4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48db67" style:font-size-asian="12pt" style:font-size-complex="12pt"/>
    </style:style>
    <style:style style:name="T23" style:family="text">
      <style:text-properties style:font-name="DejaVu Sans Condensed" fo:font-size="12pt" officeooo:rsid="0051bf54" style:font-size-asian="12pt" style:font-size-complex="12pt"/>
    </style:style>
    <style:style style:name="T24" style:family="text">
      <style:text-properties style:font-name="DejaVu Sans Condensed" fo:font-size="12pt" officeooo:rsid="004f8940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d8c4e" style:font-weight-asian="bold" style:font-weight-complex="bold"/>
    </style:style>
    <style:style style:name="T27" style:family="text">
      <style:text-properties fo:font-weight="bold" officeooo:rsid="0048db67" style:font-weight-asian="bold" style:font-weight-complex="bold"/>
    </style:style>
    <style:style style:name="T28" style:family="text">
      <style:text-properties officeooo:rsid="0048db67"/>
    </style:style>
    <style:style style:name="T29" style:family="text">
      <style:text-properties officeooo:rsid="004c9c31"/>
    </style:style>
    <style:style style:name="T30" style:family="text">
      <style:text-properties officeooo:rsid="0053a4f3"/>
    </style:style>
    <style:style style:name="T31" style:family="text">
      <style:text-properties officeooo:rsid="003ca0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5</text:span><text:span text:style-name="T13">0</text:span><text:span text:style-name="T12">1</text:span><text:span text:style-name="T9"> - </text:span><text:span text:style-name="T7">A/G</text:span><text:span text:style-name="T8"> - </text:span><text:span text:style-name="T14">Gun, </text:span><text:span text:style-name="T11">Unguided Bombs, Rockets</text:span></text:p>
      <text:p text:style-name="P22">Same as A-10C<text:span text:style-name="T31">??</text:span></text:p>
      <text:p text:style-name="P22"/>
      <text:p text:style-name="P4">Fence in (switches on lower left instrument panel):</text:p>
      <text:list xml:id="list2170903226" text:style-name="L1">
        <text:list-item>
          <text:p text:style-name="P9"><text:span text:style-name="T7">M</text:span><text:span text:style-name="T20">ASTER ARM</text:span><text:span text:style-name="T6"> ... </text:span><text:span text:style-name="T20">ARM</text:span></text:p>
        </text:list-item>
        <text:list-item>
          <text:p text:style-name="P13">GUN PAC ... ARM</text:p>
        </text:list-item>
        <text:list-item>
          <text:p text:style-name="P13">LASER ... ARM</text:p>
        </text:list-item>
        <text:list-item>
          <text:p text:style-name="P14">TGP ... ARM</text:p>
        </text:list-item>
      </text:list>
      <text:p text:style-name="P1"/>
      <text:p text:style-name="P5"><text:span text:style-name="T14">Gun -- GAU-8/A 30 mm with 11</text:span><text:span text:style-name="T15">5</text:span><text:span text:style-name="T14">0 rounds</text:span></text:p>
      <text:list xml:id="list1811571301" text:style-name="L2">
        <text:list-item>
          <text:p text:style-name="P19"><text:span text:style-name="T22">C</text:span><text:span text:style-name="T21">ombat Mix (CM) load is 5 rounds API, 1 round HEI. <text:s/>HEI load is all HEI.</text:span></text:p>
        </text:list-item>
      </text:list>
      <text:list xml:id="list3406239066" text:style-name="L3">
        <text:list-item>
          <text:p text:style-name="P15"><text:span text:style-name="T25">GUN PAC</text:span> switch ... <text:span text:style-name="T25">ARM</text:span> to use PAC<text:span text:style-name="T29"> (recommended)</text:span>, <text:span text:style-name="T25">GUNARM</text:span> to not use PAC (left instrument panel)</text:p>
        </text:list-item>
        <text:list-item>
          <text:p text:style-name="P16">Set <text:span text:style-name="T25">SOI to HUD</text:span> with <text:span text:style-name="T25">Coolie Hat up short</text:span> (<text:span text:style-name="T25">Dish Hat up short)</text:span>.</text:p>
        </text:list-item>
        <text:list-item>
          <text:p text:style-name="P15">Press <text:span text:style-name="T25">Master Mode Control Button</text:span> (<text:span text:style-name="T25">Lower Gray Button</text:span>) to cycle HUD mode to <text:span text:style-name="T25">GUNS</text:span>.<text:span text:style-name="T29"> <text:s/>Mode is shown in the middle of the HUD.</text:span></text:p>
        </text:list-item>
      </text:list>
      <text:list xml:id="list421586368" text:style-name="L4">
        <text:list-item>
          <text:list>
            <text:list-item>
              <text:p text:style-name="P10"><text:span text:style-name="T4">When </text:span><text:span text:style-name="T18">HUD is SOI</text:span><text:span text:style-name="T4">, c</text:span><text:span text:style-name="T3">hange gun pipper mode with </text:span><text:span text:style-name="T17">DMS</text:span><text:span text:style-name="T16"> left/right</text:span><text:span text:style-name="T3"> (</text:span><text:span text:style-name="T17">Middle Finger </text:span><text:span text:style-name="T16">Hat left/right</text:span><text:span text:style-name="T3">). <text:s/>The default CCIP reticle (a </text:span><text:span text:style-name="T16">double ring</text:span><text:span text:style-name="T3">, where the </text:span><text:span text:style-name="T4">inner</text:span><text:span text:style-name="T3"> ring unwinds with range) is the most accurate.</text:span></text:p>
            </text:list-item>
          </text:list>
        </text:list-item>
      </text:list>
      <text:list xml:id="list185117740063362" text:continue-list="list3406239066" text:style-name="L3">
        <text:list-item>
          <text:p text:style-name="P15">CCIP pipper shows gun aiming point<text:span text:style-name="T29">:</text:span></text:p>
          <text:list>
            <text:list-item>
              <text:p text:style-name="P15"><text:span text:style-name="T25">Upper dot</text:span> in the pipper is <text:span text:style-name="T25">AP round</text:span> impact point, <text:span text:style-name="T25">lower dot</text:span> is <text:span text:style-name="T25">HE round</text:span> impact point.</text:p>
            </text:list-item>
            <text:list-item>
              <text:p text:style-name="P16">Small <text:span text:style-name="T25">vertical bars</text:span> inside the CCIP ring are for leading a target moving 20 kts at 90 degrees aspect.</text:p>
            </text:list-item>
            <text:list-item>
              <text:p text:style-name="P16">When <text:span text:style-name="T25">inner ring</text:span> starts unwinding, target is at 12,000 ft, then 9 o'clock is 9,000 ft, 6 o'clock is 6,000 ft, 3 o'clock is 3,000 ft.</text:p>
            </text:list-item>
            <text:list-item>
              <text:p text:style-name="P16"><text:span text:style-name="T25">Range in nmi</text:span> is shown under the pipper.</text:p>
              <text:list>
                <text:list-item>
                  <text:p text:style-name="P16">Tanks: 0.5 to 0.8 nmi and rear aspect or steep dive if possible</text:p>
                </text:list-item>
                <text:list-item>
                  <text:p text:style-name="P16">Light armor: 1.2 nmi</text:p>
                </text:list-item>
                <text:list-item>
                  <text:p text:style-name="P16">Unarmored: 1.5 nmi</text:p>
                </text:list-item>
              </text:list>
            </text:list-item>
          </text:list>
        </text:list-item>
        <text:list-item>
          <text:p text:style-name="P16"><text:span text:style-name="T25">Trim for level flight</text:span> for best results.</text:p>
        </text:list-item>
        <text:list-item>
          <text:p text:style-name="P16">Put the pipper on the target and <text:span text:style-name="T25">hold Trigger 1st Stage</text:span> to activate <text:span text:style-name="T25">PAC 1 stabilization</text:span>. <text:s/>Pipper will be stabilized on the target and pitch sensitivity will be decreased.</text:p>
        </text:list-item>
        <text:list-item>
          <text:p text:style-name="P11"><text:span text:style-name="T4">When pipper is exactly on target, press </text:span><text:span text:style-name="T18">Trigger 2nd Stage</text:span><text:span text:style-name="T4"> to </text:span><text:span text:style-name="T5">BRRRRT</text:span><text:span text:style-name="T4">. <text:s/></text:span><text:span text:style-name="T18">PAC 2 stabilization</text:span><text:span text:style-name="T4"> will keep pipper pointed at the target and automatically compensate for recoil.</text:span></text:p>
        </text:list-item>
      </text:list>
      <text:p text:style-name="P1"/>
      <text:p text:style-name="P3">CCIP bombing</text:p>
      <text:list xml:id="list1645973055" text:style-name="L5">
        <text:list-item>
          <text:p text:style-name="P12"><text:span text:style-name="T1">On </text:span><text:span text:style-name="T14">left</text:span><text:span text:style-name="T10"> MFD</text:span><text:span text:style-name="T1">, go to </text:span><text:span text:style-name="T14">DSMS</text:span><text:span text:style-name="T1"> page.</text:span></text:p>
        </text:list-item>
        <text:list-item>
          <text:p text:style-name="P17">Select bombs<text:span text:style-name="T28"> by pressing </text:span><text:span text:style-name="T27">OSB next to desired pylon</text:span><text:span text:style-name="T26">(s)</text:span><text:span text:style-name="T28">.</text:span></text:p>
        </text:list-item>
        <text:list-item>
          <text:p text:style-name="P18">Press <text:span text:style-name="T25">PROF</text:span> OSB to go to weapon profile page.</text:p>
        </text:list-item>
        <text:list-item>
          <text:p text:style-name="P18">Press <text:span text:style-name="T25">MODE</text:span> OSB to cycle CCIP/CCRP</text:p>
        </text:list-item>
        <text:list-item>
          <text:p text:style-name="P18">Press <text:span text:style-name="T25">R1 OSB</text:span> to cycle SGL/PRS/RIP SGL/RIP PRS.</text:p>
        </text:list-item>
        <text:list-item>
          <text:p text:style-name="P12"><text:span text:style-name="T2">Press </text:span><text:span text:style-name="T14">R2 OSB</text:span><text:span text:style-name="T2"> to cycle fuzing (for retarded bombs, use </text:span><text:span text:style-name="T19">Nose</text:span><text:span text:style-name="T2"> for slick, </text:span><text:span text:style-name="T14">N/T</text:span><text:span text:style-name="T2"> or </text:span><text:span text:style-name="T19">T</text:span><text:span text:style-name="T14">ail</text:span><text:span text:style-name="T2"> for retarded)</text:span></text:p>
        </text:list-item>
        <text:list-item>
          <text:p text:style-name="P18">If using ripple:</text:p>
          <text:list>
            <text:list-item>
              <text:p text:style-name="P18">Enter ripple quantity on <text:span text:style-name="T25">UFC scratchpad</text:span>, then press <text:span text:style-name="T25">R3 OSB</text:span> to set quantity.</text:p>
            </text:list-item>
            <text:list-item>
              <text:p text:style-name="P18">Enter interval distance on <text:span text:style-name="T25">UFC scratchpad</text:span>, then press <text:span text:style-name="T25">R4 OSB</text:span> to set interval.</text:p>
            </text:list-item>
          </text:list>
        </text:list-item>
        <text:list-item>
          <text:p text:style-name="P18">(Optional) Change detailed bomb settings by pressing <text:span text:style-name="T25">CHG SET</text:span> OSB, then use <text:span text:style-name="T25">UFC scratchpad</text:span> and OSBs to change settings.</text:p>
        </text:list-item>
        <text:list-item>
          <text:p text:style-name="P18">Press <text:span text:style-name="T25">SAVE</text:span> OSB to save changes.</text:p>
        </text:list-item>
        <text:list-item>
          <text:p text:style-name="P18">DSMS page should now show table of <text:span text:style-name="T25">weapon profiles</text:span>.</text:p>
        </text:list-item>
        <text:list-item>
          <text:p text:style-name="P18"><text:span text:style-name="T25">Select profile</text:span> with <text:span text:style-name="T25">up and down arrow OSBs</text:span>, press <text:span text:style-name="T25">ACT PRO</text:span> OSB to activate.</text:p>
        </text:list-item>
        <text:list-item>
          <text:p text:style-name="P18">Press <text:span text:style-name="T25">Master Mode </text:span><text:span text:style-name="T26">Control B</text:span><text:span text:style-name="T25">utton</text:span> (<text:span text:style-name="T25">Lower Gray Button</text:span>) until <text:span text:style-name="T25">CCIP</text:span> shows in HUD.</text:p>
        </text:list-item>
        <text:list-item>
          <text:p text:style-name="P18">Press <text:span text:style-name="T25">Coolie Hat up short</text:span> (<text:span text:style-name="T25">Dish Hat up short</text:span>) to set <text:span text:style-name="T25">SOI to HUD</text:span>.</text:p>
        </text:list-item>
        <text:list-item>
          <text:p text:style-name="P18">Put the thing on the thing and press the <text:span text:style-name="T25">Red Button</text:span><text:span text:style-name="T30">.</text:span></text:p>
        </text:list-item>
        <text:list-item>
          <text:p text:style-name="P18">There is also a way to set up CCIP-&gt;CCRP release, using the IFFCC switch and a menu that appears in the HUD, see Chuck's.</text:p>
        </text:list-item>
      </text:list>
      <text:p text:style-name="P2"/>
      <text:p text:style-name="P8"><text:span text:style-name="T23">CCRP bombing -- </text:span><text:span text:style-name="T24">WIP</text:span></text:p>
      <text:list xml:id="list2286510847" text:style-name="L6">
        <text:list-item>
          <text:p text:style-name="P20">Designate a target and set SPI to the target.</text:p>
        </text:list-item>
        <text:list-item>
          <text:p text:style-name="P20">Press Lower Gray Button to cycle HUD to CCRP mode.</text:p>
        </text:list-item>
        <text:list-item>
          <text:p text:style-name="P20">The bomb fall line will have a small circle at the top. <text:s/>When you get close to the drop point (about 20 seconds, and probably a mile or two depending on altitude and speed), the circle will get a countdown next to it.</text:p>
        </text:list-item>
        <text:list-item>
          <text:p text:style-name="P20">As the countdown decreases, the small circle will start dropping down the bomb fall line. <text:s/>Press and hold Red Button, bomb releases when the small circle reaches the large pipper (not the velocity vector).</text:p>
        </text:list-item>
      </text:list>
      <text:p text:style-name="P6"/>
      <text:p text:style-name="P7">Rockets -- TODO</text:p>
      <text:list xml:id="list2898792667" text:style-name="L7">
        <text:list-item>
          <text:p text:style-name="P21">Basically, follow steps above for CCIP bombing, but select rockets instea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18:51:15.582000000</dc:date>
    <meta:editing-duration>PT11H35M22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656" meta:character-count="3391" meta:non-whitespace-character-count="2819"/>
  </office:meta>
</office:document-meta>
</file>